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14b5b"/>
    </style:style>
    <style:style style:name="P2" style:family="paragraph" style:parent-style-name="Standard">
      <style:text-properties officeooo:paragraph-rsid="00023d89"/>
    </style:style>
    <style:style style:name="P3" style:family="paragraph" style:parent-style-name="Standard">
      <style:text-properties officeooo:paragraph-rsid="00039f24"/>
    </style:style>
    <style:style style:name="P4" style:family="paragraph" style:parent-style-name="Standard">
      <style:text-properties officeooo:paragraph-rsid="00049ed1"/>
    </style:style>
    <style:style style:name="P5" style:family="paragraph" style:parent-style-name="Standard" style:list-style-name="L3">
      <style:text-properties officeooo:paragraph-rsid="00014b5b"/>
    </style:style>
    <style:style style:name="P6" style:family="paragraph" style:parent-style-name="Standard" style:list-style-name="L4">
      <style:text-properties officeooo:paragraph-rsid="0008204a"/>
    </style:style>
    <style:style style:name="P7" style:family="paragraph" style:parent-style-name="Standard" style:list-style-name="L4">
      <style:text-properties officeooo:paragraph-rsid="00094c64"/>
    </style:style>
    <style:style style:name="P8" style:family="paragraph" style:parent-style-name="Standard">
      <style:text-properties officeooo:paragraph-rsid="00094c64"/>
    </style:style>
    <style:style style:name="T1" style:family="text">
      <style:text-properties officeooo:rsid="00014b5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23d89"/>
    </style:style>
    <style:style style:name="T4" style:family="text">
      <style:text-properties style:text-underline-style="solid" style:text-underline-width="auto" style:text-underline-color="font-color" officeooo:rsid="00014b5b"/>
    </style:style>
    <style:style style:name="T5" style:family="text">
      <style:text-properties style:text-underline-style="solid" style:text-underline-width="auto" style:text-underline-color="font-color" officeooo:rsid="0006b4f7"/>
    </style:style>
    <style:style style:name="T6" style:family="text">
      <style:text-properties style:text-underline-style="solid" style:text-underline-width="auto" style:text-underline-color="font-color" fo:font-weight="bold" officeooo:rsid="0006b4f7" style:font-weight-asian="bold" style:font-weight-complex="bold"/>
    </style:style>
    <style:style style:name="T7" style:family="text">
      <style:text-properties style:text-underline-style="none" officeooo:rsid="00023d89"/>
    </style:style>
    <style:style style:name="T8" style:family="text">
      <style:text-properties style:text-underline-style="none" officeooo:rsid="00014b5b"/>
    </style:style>
    <style:style style:name="T9" style:family="text">
      <style:text-properties style:text-underline-style="none" officeooo:rsid="00043ac8"/>
    </style:style>
    <style:style style:name="T10" style:family="text">
      <style:text-properties officeooo:rsid="00023d89"/>
    </style:style>
    <style:style style:name="T11" style:family="text">
      <style:text-properties officeooo:rsid="00039f24"/>
    </style:style>
    <style:style style:name="T12" style:family="text">
      <style:text-properties officeooo:rsid="00043ac8"/>
    </style:style>
    <style:style style:name="T13" style:family="text">
      <style:text-properties officeooo:rsid="00049ed1"/>
    </style:style>
    <style:style style:name="T14" style:family="text">
      <style:text-properties officeooo:rsid="000666ae"/>
    </style:style>
    <style:style style:name="T15" style:family="text">
      <style:text-properties officeooo:rsid="0006b4f7"/>
    </style:style>
    <style:style style:name="T16" style:family="text">
      <style:text-properties fo:font-weight="bold" officeooo:rsid="000666ae" style:font-weight-asian="bold" style:font-weight-complex="bold"/>
    </style:style>
    <style:style style:name="T17" style:family="text">
      <style:text-properties fo:font-weight="bold" officeooo:rsid="0006b4f7" style:font-weight-asian="bold" style:font-weight-complex="bold"/>
    </style:style>
    <style:style style:name="T18" style:family="text">
      <style:text-properties officeooo:rsid="0008204a"/>
    </style:style>
    <style:style style:name="T19" style:family="text">
      <style:text-properties officeooo:rsid="00094c64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1"><text:s/></text:span></text:p>
      <text:p text:style-name="P1"><text:span text:style-name="T1"><text:tab/>Con el objetivo de brindar apoyo al análisis estadístico que se realiza y apoyar la toma de decisiones se presenta una serie de reportes basado en la información que se posee hasta el momento. Para ello se tratara de dar respuesta a las siguientes interrogantes.</text:span></text:p>
      <text:p text:style-name="P1"><text:span text:style-name="T1"/></text:p>
      <text:p text:style-name="P1"><text:span text:style-name="T1"><text:s/></text:span><text:span text:style-name="T14">Cuantos vuelos han entrado al pais </text:span><text:span text:style-name="T15">+ </text:span><text:span text:style-name="T6">parametros</text:span><text:span text:style-name="T14"> </text:span></text:p>
      <text:p text:style-name="P1"><text:span text:style-name="T14"/></text:p>
      <text:p text:style-name="P1"><text:span text:style-name="T14"><text:s/></text:span><text:span text:style-name="T17">Pa</text:span><text:span text:style-name="T16">rametros opcionales </text:span></text:p>
      <text:list xml:id="list628857533" text:style-name="L3">
        <text:list-header>
          <text:p text:style-name="P5"><text:span text:style-name="T14"/></text:p>
        </text:list-header>
      </text:list>
      <text:list xml:id="list84505680" text:style-name="L4">
        <text:list-item>
          <text:p text:style-name="P6"><text:span text:style-name="T14">en un año específico.</text:span></text:p>
          <text:list>
            <text:list-item>
              <text:p text:style-name="P6"><text:span text:style-name="T14">en un año comparado con otro</text:span><text:span text:style-name="T18">(s)</text:span><text:span text:style-name="T14">.</text:span></text:p>
            </text:list-item>
          </text:list>
        </text:list-item>
        <text:list-item>
          <text:p text:style-name="P6"><text:span text:style-name="T14">en un semestre específico +1.</text:span></text:p>
          <text:list>
            <text:list-item>
              <text:p text:style-name="P6"><text:span text:style-name="T14">en un semestre específico comparado con otro</text:span><text:span text:style-name="T18">(s)</text:span><text:span text:style-name="T14"> +1.</text:span></text:p>
            </text:list-item>
          </text:list>
        </text:list-item>
        <text:list-item>
          <text:p text:style-name="P6"><text:span text:style-name="T14">en un trimestre específico +1 +2.</text:span></text:p>
          <text:list>
            <text:list-item>
              <text:p text:style-name="P6"><text:span text:style-name="T14">en un trimestre específico comparado con otro</text:span><text:span text:style-name="T18">(s)</text:span><text:span text:style-name="T14"> + 1 +2.</text:span></text:p>
            </text:list-item>
          </text:list>
        </text:list-item>
        <text:list-item>
          <text:p text:style-name="P7"><text:span text:style-name="T14">en un </text:span><text:span text:style-name="T18">mes</text:span><text:span text:style-name="T14"> específico +1 +2 </text:span><text:span text:style-name="T18">+3</text:span><text:span text:style-name="T14">.</text:span></text:p>
          <text:list>
            <text:list-item>
              <text:p text:style-name="P7"><text:span text:style-name="T14">en un </text:span><text:span text:style-name="T18">mes</text:span><text:span text:style-name="T14"> específico comparado con otro</text:span><text:span text:style-name="T18">(s)</text:span><text:span text:style-name="T14"> + 1 +2 </text:span><text:span text:style-name="T19">+3</text:span><text:span text:style-name="T14">.</text:span></text:p>
            </text:list-item>
          </text:list>
        </text:list-item>
        <text:list-item>
          <text:p text:style-name="P7"><text:span text:style-name="T19">en un día específico +1 +2 +3 +4.</text:span></text:p>
          <text:list>
            <text:list-item>
              <text:p text:style-name="P7"><text:span text:style-name="T14">en un </text:span><text:span text:style-name="T19">día</text:span><text:span text:style-name="T14"> específico comparado con otro</text:span><text:span text:style-name="T18">(s)</text:span><text:span text:style-name="T14"> + 1 +2 </text:span><text:span text:style-name="T19">+3 +4</text:span><text:span text:style-name="T14">.</text:span></text:p>
            </text:list-item>
          </text:list>
        </text:list-item>
        <text:list-item>
          <text:p text:style-name="P7"><text:span text:style-name="T19">en un día de la semana específico +1 +2 +3 +4 +5.</text:span></text:p>
          <text:list>
            <text:list-item>
              <text:p text:style-name="P7"><text:span text:style-name="T19">e</text:span><text:span text:style-name="T14">n un </text:span><text:span text:style-name="T19">día</text:span><text:span text:style-name="T14"> específico comparado con otro</text:span><text:span text:style-name="T18">(s)</text:span><text:span text:style-name="T14"> + 1 +2 </text:span><text:span text:style-name="T19">+3 +4</text:span><text:span text:style-name="T14">.</text:span></text:p>
            </text:list-item>
          </text:list>
        </text:list-item>
        <text:list-item>
          <text:p text:style-name="P7"><text:span text:style-name="T14"/></text:p>
        </text:list-item>
      </text:list>
      <text:p text:style-name="P8"><text:span text:style-name="T14"/></text:p>
      <text:p text:style-name="P1"><text:span text:style-name="T14"><text:s text:c="2"/></text:span></text:p>
      <text:p text:style-name="P1"><text:span text:style-name="T1"/></text:p>
      <text:p text:style-name="P1"><text:span text:style-name="T1"><text:s/>Cuantos vuelos han entrado al </text:span><text:span text:style-name="T8">país</text:span><text:span text:style-name="T1">?</text:span></text:p>
      <text:p text:style-name="P1"><text:span text:style-name="T1"><text:s/>Cuantos vuelos han entrado al país en un año específico? </text:span></text:p>
      <text:p text:style-name="P2"><text:span text:style-name="T1"><text:s/></text:span><text:span text:style-name="T10">Como se ha comportado la entrada de </text:span><text:span text:style-name="T1">vuelos al país </text:span><text:span text:style-name="T10">comparando 2 años</text:span><text:span text:style-name="T1">? <text:s/></text:span></text:p>
      <text:p text:style-name="P2"><text:span text:style-name="T1"><text:s/>Cuantos vuelos han entrado al país </text:span><text:span text:style-name="T10">en un semestre de un año </text:span><text:span text:style-name="T1">específico?</text:span></text:p>
      <text:p text:style-name="P2"><text:span text:style-name="T1"><text:s/></text:span><text:span text:style-name="T10">Como se ha comportado la entrada de </text:span><text:span text:style-name="T1">vuelos al país </text:span><text:span text:style-name="T10">comparando 2 años diferentes en un mismo semestre</text:span><text:span text:style-name="T1">? </text:span></text:p>
      <text:p text:style-name="P2"><text:span text:style-name="T1"><text:s/></text:span><text:span text:style-name="T10">Como se ha comportado la entrada de </text:span><text:span text:style-name="T1">vuelos al país </text:span><text:span text:style-name="T10">comparando sus semestres</text:span><text:span text:style-name="T1">? </text:span></text:p>
      <text:p text:style-name="P2"><text:span text:style-name="T1"><text:s/>Cuantos vuelos han entrado al país </text:span><text:span text:style-name="T10">en un trimestre de un año </text:span><text:span text:style-name="T1">específico?</text:span></text:p>
      <text:p text:style-name="P2"><text:span text:style-name="T1"><text:s/></text:span><text:span text:style-name="T10">Como se ha comportado la entrada de </text:span><text:span text:style-name="T1">vuelos al país </text:span><text:span text:style-name="T10">comparando 2 años diferentes en un mismo trimestre</text:span><text:span text:style-name="T1">? </text:span></text:p>
      <text:p text:style-name="P2"><text:span text:style-name="T1"><text:s text:c="2"/></text:span><text:span text:style-name="T10">Como se ha comportado la entrada de </text:span><text:span text:style-name="T1">vuelos al país </text:span><text:span text:style-name="T10">comparando sus </text:span><text:span text:style-name="T7">trimestres </text:span><text:span text:style-name="T9">en un año o multiples años</text:span><text:span text:style-name="T1">? </text:span></text:p>
      <text:p text:style-name="P3"><text:span text:style-name="T1"><text:s text:c="2"/>Cuantos vuelos han entrado al país </text:span><text:span text:style-name="T10">en un </text:span><text:span text:style-name="T11">mes</text:span><text:span text:style-name="T10"> de un año </text:span><text:span text:style-name="T1">específico?</text:span></text:p>
      <text:p text:style-name="P3"><text:span text:style-name="T1"><text:s text:c="2"/></text:span><text:span text:style-name="T10">Como se ha comportado la entrada de </text:span><text:span text:style-name="T1">vuelos al país </text:span><text:span text:style-name="T10">comparando 2 años diferentes en un mismo </text:span><text:span text:style-name="T11">mes</text:span><text:span text:style-name="T1">? </text:span></text:p>
      <text:p text:style-name="P3"><text:span text:style-name="T1"><text:s/></text:span><text:span text:style-name="T10">Como se ha comportado la entrada de </text:span><text:span text:style-name="T1">vuelos al país </text:span><text:span text:style-name="T10">comparando sus </text:span><text:span text:style-name="T11">meses </text:span><text:span text:style-name="T12">en un años o varios años</text:span><text:span text:style-name="T1">? </text:span></text:p>
      <text:p text:style-name="P4"><text:span text:style-name="T1"><text:s/>Cuantos vuelos han entrado al país en un </text:span><text:span text:style-name="T13">día</text:span><text:span text:style-name="T1"> específico?</text:span></text:p>
      <text:p text:style-name="P4"><text:span text:style-name="T1"><text:s/>Cuantos vuelos han entrado al país en un </text:span><text:span text:style-name="T13">día</text:span><text:span text:style-name="T1"> específico </text:span><text:span text:style-name="T13">de un mes</text:span><text:span text:style-name="T1">?</text:span></text:p>
      <text:p text:style-name="P4"><text:span text:style-name="T1"><text:s text:c="2"/>Cuantos vuelos han entrado al país en un </text:span><text:span text:style-name="T13">día del mes</text:span><text:span text:style-name="T1"> específico?</text:span></text:p>
      <text:p text:style-name="P4"><text:span text:style-name="T1"><text:s text:c="2"/>Cuantos vuelos han entrado al país en un </text:span><text:span text:style-name="T13">día del mes </text:span><text:span text:style-name="T1">específico </text:span><text:span text:style-name="T13">comparado con otro mes(es) en un año especifico</text:span><text:span text:style-name="T1">?</text:span></text:p>
      <text:p text:style-name="P4"><text:span text:style-name="T1">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16T11:25:08</meta:creation-date>
    <dc:date>2011-05-16T12:10:51</dc:date>
    <meta:editing-duration>PT00H45M43S</meta:editing-duration>
    <meta:editing-cycles>10</meta:editing-cycles>
    <meta:generator>OpenOffice.org/3.2$Linux OpenOffice.org_project/320m19$Build-9505</meta:generator>
    <meta:document-statistic meta:table-count="0" meta:image-count="0" meta:object-count="0" meta:page-count="1" meta:paragraph-count="34" meta:word-count="392" meta:character-count="2126"/>
  </office:meta>
</office:document-meta>
</file>